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line-height="115%" fo:text-align="justify" style:justify-single-word="false"/>
      <style:text-properties style:text-position="0% 100%" style:font-name="Arial" fo:font-size="14pt" style:font-size-asian="14pt" style:font-size-complex="14pt"/>
    </style:style>
    <style:style style:name="P2" style:family="paragraph" style:parent-style-name="Text_20_body">
      <style:paragraph-properties fo:line-height="115%" fo:text-align="justify" style:justify-single-word="false"/>
      <style:text-properties style:font-name="Arial" fo:font-size="14pt" officeooo:rsid="001db010" officeooo:paragraph-rsid="001dee9e" style:font-size-asian="14pt" style:font-size-complex="14pt"/>
    </style:style>
    <style:style style:name="P3" style:family="paragraph" style:parent-style-name="Text_20_body">
      <style:paragraph-properties fo:line-height="115%" fo:text-align="justify" style:justify-single-word="false"/>
      <style:text-properties style:font-name="Arial" fo:font-size="14pt" officeooo:rsid="001dee9e" officeooo:paragraph-rsid="001dee9e" style:font-size-asian="14pt" style:font-size-complex="14pt"/>
    </style:style>
    <style:style style:name="P4" style:family="paragraph" style:parent-style-name="Text_20_body">
      <style:paragraph-properties fo:line-height="115%" fo:text-align="justify" style:justify-single-word="false"/>
      <style:text-properties style:font-name="Arial" fo:font-size="14pt" officeooo:rsid="001dee9e" officeooo:paragraph-rsid="003a71b7" style:font-size-asian="14pt" style:font-size-complex="14pt"/>
    </style:style>
    <style:style style:name="P5" style:family="paragraph" style:parent-style-name="Text_20_body">
      <style:paragraph-properties fo:line-height="115%" fo:text-align="justify" style:justify-single-word="false"/>
      <style:text-properties style:font-name="Arial" fo:font-size="14pt" officeooo:rsid="001ec197" officeooo:paragraph-rsid="001ec197" style:font-size-asian="14pt" style:font-size-complex="14pt"/>
    </style:style>
    <style:style style:name="P6" style:family="paragraph" style:parent-style-name="Text_20_body">
      <style:paragraph-properties fo:line-height="115%" fo:text-align="justify" style:justify-single-word="false"/>
      <style:text-properties style:font-name="Arial" fo:font-size="14pt" officeooo:rsid="001ec197" officeooo:paragraph-rsid="002afb6b" style:font-size-asian="14pt" style:font-size-complex="14pt"/>
    </style:style>
    <style:style style:name="P7" style:family="paragraph" style:parent-style-name="Text_20_body">
      <style:paragraph-properties fo:line-height="115%" fo:text-align="justify" style:justify-single-word="false"/>
      <style:text-properties style:font-name="Arial" fo:font-size="14pt" officeooo:rsid="003a71b7" officeooo:paragraph-rsid="003a71b7" style:font-size-asian="14pt" style:font-size-complex="14pt"/>
    </style:style>
    <style:style style:name="P8" style:family="paragraph" style:parent-style-name="Text_20_body">
      <style:paragraph-properties fo:line-height="115%" fo:text-align="justify" style:justify-single-word="false"/>
      <style:text-properties style:font-name="Arial" fo:font-size="14pt" officeooo:rsid="001f5560" officeooo:paragraph-rsid="001f5560" style:font-size-asian="14pt" style:font-size-complex="14pt"/>
    </style:style>
    <style:style style:name="P9" style:family="paragraph" style:parent-style-name="Text_20_body">
      <style:paragraph-properties fo:line-height="115%" fo:text-align="justify" style:justify-single-word="false"/>
      <style:text-properties style:font-name="Arial" fo:font-size="14pt" officeooo:rsid="0034d1d3" officeooo:paragraph-rsid="0034d1d3" style:font-size-asian="14pt" style:font-size-complex="14pt"/>
    </style:style>
    <style:style style:name="P10" style:family="paragraph" style:parent-style-name="Text_20_body">
      <style:paragraph-properties fo:line-height="115%" fo:text-align="justify" style:justify-single-word="false"/>
      <style:text-properties style:font-name="Arial" fo:font-size="14pt" officeooo:rsid="0034d1d3" officeooo:paragraph-rsid="003a71b7" style:font-size-asian="14pt" style:font-size-complex="14pt"/>
    </style:style>
    <style:style style:name="P11" style:family="paragraph" style:parent-style-name="Text_20_body">
      <style:paragraph-properties fo:line-height="115%" fo:text-align="justify" style:justify-single-word="false"/>
      <style:text-properties style:font-name="Arial" fo:font-size="14pt" officeooo:rsid="003631e8" officeooo:paragraph-rsid="003631e8" style:font-size-asian="14pt" style:font-size-complex="14pt"/>
    </style:style>
    <style:style style:name="P12" style:family="paragraph" style:parent-style-name="Text_20_body">
      <style:paragraph-properties fo:line-height="115%" fo:text-align="justify" style:justify-single-word="false"/>
      <style:text-properties style:font-name="Arial" fo:font-size="14pt" officeooo:rsid="00387c32" officeooo:paragraph-rsid="00387c32" style:font-size-asian="14pt" style:font-size-complex="14pt"/>
    </style:style>
    <style:style style:name="P13" style:family="paragraph" style:parent-style-name="Text_20_body">
      <style:paragraph-properties fo:line-height="115%" fo:text-align="justify" style:justify-single-word="false"/>
      <style:text-properties style:font-name="Arial" fo:font-size="14pt" officeooo:rsid="003a53db" officeooo:paragraph-rsid="003a53db" style:font-size-asian="14pt" style:font-size-complex="14pt"/>
    </style:style>
    <style:style style:name="P14" style:family="paragraph" style:parent-style-name="Text_20_body">
      <style:paragraph-properties fo:line-height="115%" fo:text-align="justify" style:justify-single-word="false"/>
      <style:text-properties style:font-name="Arial" fo:font-size="14pt" officeooo:paragraph-rsid="001b2bde" style:font-size-asian="14pt" style:font-size-complex="14pt"/>
    </style:style>
    <style:style style:name="P15" style:family="paragraph" style:parent-style-name="Text_20_body">
      <style:paragraph-properties fo:margin-left="0cm" fo:margin-right="0cm" fo:line-height="115%" fo:text-align="justify" style:justify-single-word="false" fo:text-indent="0cm" style:auto-text-indent="false"/>
      <style:text-properties style:font-name="Arial" fo:font-size="14pt" officeooo:rsid="003a53db" officeooo:paragraph-rsid="003a53db" style:font-size-asian="14pt" style:font-size-complex="14pt"/>
    </style:style>
    <style:style style:name="P16" style:family="paragraph" style:parent-style-name="Text_20_body">
      <style:paragraph-properties fo:margin-left="0cm" fo:margin-right="0cm" fo:line-height="115%" fo:text-align="justify" style:justify-single-word="false" fo:text-indent="0cm" style:auto-text-indent="false"/>
      <style:text-properties fo:font-size="14pt" officeooo:rsid="003da126" officeooo:paragraph-rsid="003c390f" style:font-size-asian="12.25pt" style:font-size-complex="14pt"/>
    </style:style>
    <style:style style:name="P17" style:family="paragraph" style:parent-style-name="Text_20_body">
      <style:paragraph-properties fo:margin-left="0cm" fo:margin-right="0cm" fo:line-height="115%" fo:text-align="justify" style:justify-single-word="false" fo:text-indent="0cm" style:auto-text-indent="false"/>
      <style:text-properties fo:font-size="14pt" officeooo:rsid="003da126" officeooo:paragraph-rsid="003da126" style:font-size-asian="12.25pt" style:font-size-complex="14pt"/>
    </style:style>
    <style:style style:name="P18" style:family="paragraph" style:parent-style-name="Text_20_body">
      <style:paragraph-properties fo:margin-left="0cm" fo:margin-right="0cm" fo:line-height="115%" fo:text-align="justify" style:justify-single-word="false" fo:text-indent="0cm" style:auto-text-indent="false"/>
      <style:text-properties fo:font-size="14pt" officeooo:paragraph-rsid="003c390f" style:font-size-asian="12.25pt" style:font-size-complex="14pt"/>
    </style:style>
    <style:style style:name="P19" style:family="paragraph" style:parent-style-name="Text_20_body">
      <style:paragraph-properties fo:margin-left="0cm" fo:margin-right="0cm" fo:line-height="115%" fo:text-align="justify" style:justify-single-word="false" fo:text-indent="0cm" style:auto-text-indent="false"/>
      <style:text-properties fo:font-size="14pt" officeooo:paragraph-rsid="003da126" style:font-size-asian="12.25pt" style:font-size-complex="14pt"/>
    </style:style>
    <style:style style:name="P20" style:family="paragraph" style:parent-style-name="Text_20_body">
      <style:paragraph-properties fo:margin-left="0cm" fo:margin-right="0cm" fo:line-height="115%" fo:text-align="justify" style:justify-single-word="false" fo:text-indent="0cm" style:auto-text-indent="false"/>
      <style:text-properties fo:font-size="14pt" fo:font-weight="bold" officeooo:rsid="003da126" officeooo:paragraph-rsid="003da126" style:font-size-asian="12.25pt" style:font-weight-asian="bold" style:font-size-complex="14pt" style:font-weight-complex="bold"/>
    </style:style>
    <style:style style:name="P21" style:family="paragraph" style:parent-style-name="Text_20_body">
      <style:paragraph-properties fo:margin-left="0cm" fo:margin-right="0cm" fo:line-height="115%" fo:text-align="justify" style:justify-single-word="false" fo:text-indent="0cm" style:auto-text-indent="false"/>
      <style:text-properties fo:font-size="14pt" fo:font-weight="bold" officeooo:rsid="003f0cad" officeooo:paragraph-rsid="003f0cad" style:font-size-asian="12.25pt" style:font-weight-asian="bold" style:font-size-complex="14pt" style:font-weight-complex="bold"/>
    </style:style>
    <style:style style:name="P22" style:family="paragraph" style:parent-style-name="Text_20_body">
      <style:paragraph-properties fo:margin-left="0cm" fo:margin-right="0cm" fo:line-height="100%" fo:text-align="justify" style:justify-single-word="false" fo:text-indent="0cm" style:auto-text-indent="false"/>
      <style:text-properties fo:font-size="14pt" fo:font-weight="normal" officeooo:rsid="003f0cad" officeooo:paragraph-rsid="003f0cad" style:font-size-asian="12.25pt" style:font-weight-asian="normal" style:font-size-complex="14pt" style:font-weight-complex="normal"/>
    </style:style>
    <style:style style:name="P23" style:family="paragraph" style:parent-style-name="Text_20_body">
      <style:paragraph-properties fo:margin-left="0cm" fo:margin-right="0cm" fo:line-height="115%" fo:text-align="justify" style:justify-single-word="false" fo:text-indent="0cm" style:auto-text-indent="false"/>
      <style:text-properties fo:font-size="14pt" fo:font-weight="normal" officeooo:rsid="003f0cad" officeooo:paragraph-rsid="003f0cad" style:font-size-asian="12.25pt" style:font-weight-asian="normal" style:font-size-complex="14pt" style:font-weight-complex="normal"/>
    </style:style>
    <style:style style:name="P24" style:family="paragraph" style:parent-style-name="Text_20_body">
      <style:paragraph-properties fo:margin-left="0cm" fo:margin-right="0cm" fo:line-height="115%" fo:text-align="justify" style:justify-single-word="false" fo:text-indent="0cm" style:auto-text-indent="false"/>
      <style:text-properties fo:font-size="15pt" officeooo:rsid="003da126" officeooo:paragraph-rsid="003da126" style:font-size-asian="15pt" style:font-size-complex="15pt"/>
    </style:style>
    <style:style style:name="P25" style:family="paragraph" style:parent-style-name="Text_20_body">
      <style:paragraph-properties fo:margin-left="0cm" fo:margin-right="0cm" fo:line-height="115%" fo:text-align="justify" style:justify-single-word="false" fo:text-indent="0cm" style:auto-text-indent="false"/>
      <style:text-properties fo:font-size="18pt" fo:font-weight="bold" officeooo:rsid="003da126" officeooo:paragraph-rsid="003da126" style:font-size-asian="18pt" style:font-weight-asian="bold" style:font-size-complex="18pt" style:font-weight-complex="bold"/>
    </style:style>
    <style:style style:name="P26" style:family="paragraph" style:parent-style-name="Text_20_body">
      <style:paragraph-properties fo:margin-left="0cm" fo:margin-right="0cm" fo:line-height="115%" fo:text-align="justify" style:justify-single-word="false" fo:text-indent="0cm" style:auto-text-indent="false" fo:break-before="page"/>
      <style:text-properties fo:font-size="18pt" fo:font-weight="bold" officeooo:rsid="003da126" officeooo:paragraph-rsid="003da126" style:font-size-asian="18pt" style:font-weight-asian="bold" style:font-size-complex="18pt" style:font-weight-complex="bold"/>
    </style:style>
    <style:style style:name="P27" style:family="paragraph" style:parent-style-name="Heading_20_1" style:list-style-name="">
      <style:paragraph-properties fo:line-height="115%" fo:text-align="justify" style:justify-single-word="false"/>
      <style:text-properties style:font-name="Arial" fo:font-size="18pt" style:font-size-asian="18pt" style:font-size-complex="18pt"/>
    </style:style>
    <style:style style:name="P28" style:family="paragraph" style:parent-style-name="Heading_20_1" style:list-style-name="">
      <style:paragraph-properties fo:line-height="115%" fo:text-align="justify" style:justify-single-word="false"/>
      <style:text-properties style:font-name="Arial" fo:font-size="18pt" officeooo:paragraph-rsid="00387c32" style:font-size-asian="18pt" style:font-size-complex="18pt"/>
    </style:style>
    <style:style style:name="P29" style:family="paragraph" style:parent-style-name="Heading_20_1" style:list-style-name="">
      <style:paragraph-properties fo:margin-left="0cm" fo:margin-right="0cm" fo:line-height="115%" fo:text-align="justify" style:justify-single-word="false" fo:text-indent="0cm" style:auto-text-indent="false"/>
      <style:text-properties officeooo:paragraph-rsid="003c390f"/>
    </style:style>
    <style:style style:name="P30" style:family="paragraph" style:parent-style-name="Heading_20_1">
      <style:paragraph-properties fo:margin-left="0cm" fo:margin-right="0cm" fo:line-height="115%" fo:text-align="justify" style:justify-single-word="false" fo:text-indent="0cm" style:auto-text-indent="false" fo:break-before="page"/>
      <style:text-properties officeooo:paragraph-rsid="003c390f"/>
    </style:style>
    <style:style style:name="P31" style:family="paragraph" style:parent-style-name="Heading_20_1">
      <style:paragraph-properties fo:line-height="115%" fo:text-align="justify" style:justify-single-word="false" fo:break-before="page"/>
      <style:text-properties style:font-name="Arial" fo:font-size="18pt" style:font-size-asian="18pt" style:font-size-complex="18pt"/>
    </style:style>
    <style:style style:name="P32" style:family="paragraph" style:parent-style-name="Heading_20_1">
      <style:paragraph-properties fo:line-height="115%" fo:text-align="justify" style:justify-single-word="false" fo:break-before="page"/>
      <style:text-properties style:font-name="Arial" fo:font-size="18pt" officeooo:paragraph-rsid="00387c32" style:font-size-asian="18pt" style:font-size-complex="18pt"/>
    </style:style>
    <style:style style:name="P33" style:family="paragraph" style:parent-style-name="Title">
      <style:paragraph-properties fo:line-height="115%" fo:text-align="center" style:justify-single-word="false"/>
      <style:text-properties style:font-name="Arial" fo:font-size="28pt" style:font-size-asian="28pt" style:font-size-complex="28pt"/>
    </style:style>
    <style:style style:name="P34" style:family="paragraph" style:parent-style-name="Subtitle">
      <style:paragraph-properties fo:line-height="115%" fo:text-align="center" style:justify-single-word="false"/>
      <style:text-properties style:font-name="Arial" fo:font-size="18pt" style:font-size-asian="18pt" style:font-size-complex="18pt"/>
    </style:style>
    <style:style style:name="P35" style:family="paragraph" style:parent-style-name="Footer">
      <style:text-properties style:font-name="Arial" officeooo:rsid="003f0cad" officeooo:paragraph-rsid="003f0cad"/>
    </style:style>
    <style:style style:name="T1" style:family="text">
      <style:text-properties style:text-position="0% 100%"/>
    </style:style>
    <style:style style:name="T2" style:family="text">
      <style:text-properties style:text-position="0% 100%" officeooo:rsid="001cdb82"/>
    </style:style>
    <style:style style:name="T3" style:family="text">
      <style:text-properties style:text-position="0% 100%" officeooo:rsid="001db010"/>
    </style:style>
    <style:style style:name="T4" style:family="text">
      <style:text-properties style:text-position="0% 100%" officeooo:rsid="001b2bde"/>
    </style:style>
    <style:style style:name="T5" style:family="text">
      <style:text-properties style:text-position="0% 100%" officeooo:rsid="0021e722"/>
    </style:style>
    <style:style style:name="T6" style:family="text">
      <style:text-properties style:text-position="0% 100%" officeooo:rsid="0022f425"/>
    </style:style>
    <style:style style:name="T7" style:family="text">
      <style:text-properties style:text-position="0% 100%" officeooo:rsid="00387c32"/>
    </style:style>
    <style:style style:name="T8" style:family="text">
      <style:text-properties style:text-position="0% 100%" officeooo:rsid="003f0cad"/>
    </style:style>
    <style:style style:name="T9" style:family="text">
      <style:text-properties officeooo:rsid="0014297a"/>
    </style:style>
    <style:style style:name="T10" style:family="text">
      <style:text-properties officeooo:rsid="001dee9e"/>
    </style:style>
    <style:style style:name="T11" style:family="text">
      <style:text-properties officeooo:rsid="001ec197"/>
    </style:style>
    <style:style style:name="T12" style:family="text">
      <style:text-properties officeooo:rsid="002471a1"/>
    </style:style>
    <style:style style:name="T13" style:family="text">
      <style:text-properties officeooo:rsid="0024b7f0"/>
    </style:style>
    <style:style style:name="T14" style:family="text">
      <style:text-properties officeooo:rsid="0025026d"/>
    </style:style>
    <style:style style:name="T15" style:family="text">
      <style:text-properties officeooo:rsid="00256914"/>
    </style:style>
    <style:style style:name="T16" style:family="text">
      <style:text-properties officeooo:rsid="0026a242"/>
    </style:style>
    <style:style style:name="T17" style:family="text">
      <style:text-properties officeooo:rsid="0027818b"/>
    </style:style>
    <style:style style:name="T18" style:family="text">
      <style:text-properties officeooo:rsid="002afb6b"/>
    </style:style>
    <style:style style:name="T19" style:family="text">
      <style:text-properties officeooo:rsid="002e0ad0"/>
    </style:style>
    <style:style style:name="T20" style:family="text">
      <style:text-properties officeooo:rsid="003140e0"/>
    </style:style>
    <style:style style:name="T21" style:family="text">
      <style:text-properties officeooo:rsid="0034fae3"/>
    </style:style>
    <style:style style:name="T22" style:family="text">
      <style:text-properties officeooo:rsid="0036b7e1"/>
    </style:style>
    <style:style style:name="T23" style:family="text">
      <style:text-properties officeooo:rsid="00387c32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officeooo:rsid="003a71b7"/>
    </style:style>
    <style:style style:name="T26" style:family="text">
      <style:text-properties style:font-name="Arial"/>
    </style:style>
    <style:style style:name="T27" style:family="text">
      <style:text-properties style:font-name="Arial" fo:font-size="18pt" officeooo:rsid="00387c32" style:font-size-asian="18pt" style:font-size-complex="18pt"/>
    </style:style>
    <style:style style:name="T28" style:family="text">
      <style:text-properties style:font-name="Arial" officeooo:rsid="00387c32"/>
    </style:style>
    <style:style style:name="T29" style:family="text">
      <style:text-properties style:font-name="Arial" officeooo:rsid="003da126"/>
    </style:style>
    <style:style style:name="T30" style:family="text">
      <style:text-properties style:font-name="Arial" fo:font-weight="bold" style:font-weight-asian="bold" style:font-weight-complex="bold"/>
    </style:style>
    <style:style style:name="T31" style:family="text">
      <style:text-properties style:font-name="Arial" fo:font-weight="bold" officeooo:rsid="003da126" style:font-weight-asian="bold" style:font-weight-complex="bold"/>
    </style:style>
    <style:style style:name="T32" style:family="text">
      <style:text-properties officeooo:rsid="003f0ca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Cahier des charges</text:p>
      <text:p text:style-name="P34"><text:span text:style-name="T3">RNGesus – </text:span><text:span text:style-name="T1">Snake </text:span><text:span text:style-name="T8">vs Schlangà</text:span></text:p>
      <text:p text:style-name="P1"/>
      <text:h text:style-name="P28" text:outline-level="1"><text:span text:style-name="T6"/></text:h>
      <text:h text:style-name="P32" text:outline-level="1"><text:span text:style-name="T6">I. Description du je</text:span><text:span text:style-name="T7">u</text:span></text:h>
      <text:p text:style-name="P14"><text:span text:style-name="T4">Le s</text:span><text:span text:style-name="T5">c</text:span><text:span text:style-name="T4">hlang</text:span><text:span text:style-name="T5">à</text:span><text:span text:style-name="T4"> est un jeu </text:span><text:span text:style-name="T5">à deux joueurs (humain vs ordinateur)</text:span><text:span text:style-name="T4"> en vue de dessus. Chaque joueur contrôle un serpent qui se déplace sans pouvoir </text:span><text:span text:style-name="T6">constamment vers l'avant mais peut changer de direction en tournant en angle droit.</text:span><text:span text:style-name="T4"> </text:span><text:span text:style-name="T2">Les serpents se meuvent dans une arène rectangulaire. Si un joueur conduit la tête de son serpent dans un </text:span><text:span text:style-name="T6">obstacle (</text:span><text:span text:style-name="T2">mur </text:span><text:span text:style-name="T6">ou corps de ser</text:span><text:span text:style-name="T2">pent</text:span><text:span text:style-name="T6">)</text:span><text:span text:style-name="T2">, il perd. En ce sens, c'est un jeu qui ressemble à Armagetron (adaptation d'un concept </text:span><text:span text:style-name="T3">du film Tron sorti en 1982).</text:span></text:p>
      <text:h text:style-name="P27" text:outline-level="1"/>
      <text:h text:style-name="P31" text:outline-level="1"><text:span text:style-name="T23">II. </text:span>Moteur physique (jeu)</text:h>
      <text:p text:style-name="P2">L'espace 2D <text:span text:style-name="T12">est</text:span> divisé en cases <text:span text:style-name="T10">numérotées grâce à un système de coordonnée dont l'origine est située en haut a gauche.</text:span> Une case p<text:span text:style-name="T13">eut</text:span> être une case de mur, une case de vide <text:span text:style-name="T13">ou une case snake</text:span>, <text:span text:style-name="T13">ce qui permet de représenter le snake dans l'espace</text:span>. <text:span text:style-name="T10">Chaque serpent est considéré comme un objet à part. </text:span>Le moteur physique du jeu <text:span text:style-name="T14">est</text:span> chargé de faire perdre le joueur qui aurait conduit son serpent dans, un mur, sa queue <text:span text:style-name="T10">où </text:span>le corps du serpent adverse.</text:p>
      <text:p text:style-name="P3">L'écoulement du temps <text:span text:style-name="T14">est</text:span> lui aussi discrétisé. C'es<text:span text:style-name="T14">t-à-</text:span>dire que le temps s'écoule par pas : le serpent avance toutes les x millisecondes.</text:p>
      <text:p text:style-name="P2">Les serpents <text:span text:style-name="T15">ont </text:span>une taille fixe, <text:span text:style-name="T10">contrairement au jeu « snake » sur les anciens téléphone Nokia.</text:span></text:p>
      <text:p text:style-name="P5">Le moteur physique <text:span text:style-name="T16">est</text:span> chargé de faire avancer le temps, c'est-<text:span text:style-name="T17">à-</text:span>dire faire avancer les snakes, gérer les collisions. <text:span text:style-name="T17">Il permet donc au jeu de tourner tout en vérifiant constamment qu'aucun des joueurs n'a perdu, auquel cas le jeu s'arrête.</text:span></text:p>
      <text:p text:style-name="P5"/>
      <text:h text:style-name="P27" text:outline-level="1"/>
      <text:h text:style-name="P31" text:outline-level="1"><text:span text:style-name="T9">III. </text:span>Moteur graphique (affichage)</text:h>
      <text:p text:style-name="P6">Dans un premier temps, un affichage en mode console <text:span text:style-name="T18">est </text:span>mis en place. <text:span text:style-name="T18">Le terrain avec les serpents est affiché case par case. Ensuite, à chaque déplacement, la nouvelle tête du snake est affichée et son ancienne queue est effacée.</text:span></text:p>
      <text:p text:style-name="P6"/>
      <text:p text:style-name="P6"><text:span text:style-name="T19">Ultérieurement,</text:span> la bibliothèque SDL sera utilisée pour concevoir un affichage plus sophistiqué.</text:p>
      <text:h text:style-name="P27" text:outline-level="1"/>
      <text:h text:style-name="P31" text:outline-level="1"><text:span text:style-name="T23">IV</text:span>. <text:span text:style-name="T11">Commandes</text:span></text:h>
      <text:p text:style-name="P4">La commande du serpent se <text:span text:style-name="T25">fait</text:span> grâce à 4 touches <text:span text:style-name="T11">du clavier </text:span>permettant d'orienter son serpent sur les quatre directions : haut, bas, gauche, droite.</text:p>
      <text:p text:style-name="P4"><text:span text:style-name="T20">Ces touches peuvent être changées par l'utilisateur dans un menu « options ».</text:span></text:p>
      <text:p text:style-name="P7">Par défaut, il s'agit des touches Z (haut), Q (gauche), S (bas), et D (droite)</text:p>
      <text:h text:style-name="P27" text:outline-level="1"/>
      <text:h text:style-name="P31" text:outline-level="1"><text:span text:style-name="T9">V. </text:span>I<text:span text:style-name="T23">ntelligence artificielle</text:span></text:h>
      <text:p text:style-name="P8">On implémente une intelligence artificielle qui <text:span text:style-name="T25">peut</text:span> contrôler un serpent « robot » de manière autonome. Dans un premier temps, le robot se déplace de manière aléatoire, puis, une version plus élaborée, impliquant une véritable tactique, sera implémentée</text:p>
      <text:p text:style-name="P9">Plusieurs « intelligences artificielles » sont programmables pour donner un comportement au <text:span text:style-name="T25">s</text:span>chlangà :</text:p>
      <text:p text:style-name="P9">- <text:span text:style-name="T25">Mode </text:span>« aléatoire complet » : à chaque mouvement, la direction du <text:span text:style-name="T25">s</text:span>chlangà est <text:span text:style-name="T25">choisie</text:span> aléatoirement entre les 3 <text:span text:style-name="T25">directions restantes (un serpent ne peut pas de retourner)</text:span>. Cependant, il <text:span text:style-name="T25">meurt</text:span> rapidement en percutant soit son corps, soit un mur.</text:p>
      <text:p text:style-name="P9">- <text:span text:style-name="T32">Mode </text:span>« aléatoire amélioré » : on utilise le même système qu'« aléatoire complet » mais en ne choisissant que parmi les directions étant des cases vides. <text:span text:style-name="T25">Si aucune case vide n'est disponible, il meurt.</text:span></text:p>
      <text:p text:style-name="P10">- <text:span text:style-name="T32">Mode </text:span>« <text:span text:style-name="T21">défensif » : le schlangà cherche à fuir le joueur.</text:span></text:p>
      <text:p text:style-name="P10">- <text:span text:style-name="T32">Mode </text:span>« <text:span text:style-name="T25">offensif » : le schlangà cherche à acculer le joueur.</text:span></text:p>
      <text:h text:style-name="P27" text:outline-level="1"/>
      <text:h text:style-name="P31" text:outline-level="1">V<text:span text:style-name="T23">I</text:span>. Personnalisations du jeu</text:h>
      <text:p text:style-name="P11">Plusieurs amélioration<text:span text:style-name="T23">s</text:span> ou modes de jeu peuvent être ajoutés (liste non exhaustive, ne contenant que des propositions qui ne seront peut-être pas implémentées <text:span text:style-name="T23">et susceptible d'être complétée</text:span>).</text:p>
      <text:p text:style-name="P12">Les différents modes de jeu sont :</text:p>
      <text:p text:style-name="P11">- Mode à 2 joueurs : d<text:span text:style-name="T23">eux joueurs huamins s'affrontent, </text:span>le <text:span text:style-name="T23">s</text:span>chlangà <text:span text:style-name="T23">étant </text:span>contrôlé par un joueur à la place de l'ordinateur.</text:p>
      <text:p text:style-name="P11">- Mode à 2 joueurs en ligne : <text:span text:style-name="T23">ce mode est identique au premier, mais il permet au deuxième joueur de se connecter depuis un ordinateur au moyen d'un socket</text:span> client / serveur.</text:p>
      <text:p text:style-name="P11">- <text:span text:style-name="T22">Snake classique : un jeu de « snake » classique avec un serpent seul qui se nourrit pour grandir.</text:span></text:p>
      <text:p text:style-name="P11"/>
      <text:p text:style-name="P12">Nous pouvons également ajouter des items qui altèrent les règles, le terrain ou le comportement des serpents, temporairement ou définitivement :</text:p>
      <text:p text:style-name="P12">- « Accélération » : Cet item augmente la vitesse des serpents pour une durée déterminée.</text:p>
      <text:p text:style-name="P12">- « Ralentissement » : Cet item baisse la vitesse des serpents pour une durée déterminée.</text:p>
      <text:p text:style-name="P12">- « Nouveau mur » : Un mur de taille aléatoire apparaît à une position aléatoire de l'arène, en tenant compte de la position des serpents.</text:p>
      <text:p text:style-name="P12">- « Immobilisation » : Cet item immobilise le schlangà pour un temps donné</text:p>
      <text:h text:style-name="P28" text:outline-level="1"/>
      <text:h text:style-name="P32" text:outline-level="1"><text:span text:style-name="T23">VII. Composition de l'équipe et rôles</text:span></text:h>
      <text:p text:style-name="P15"><text:tab/><text:span text:style-name="T24">Clément Saintier – Chef d'équipe :</text:span></text:p>
      <text:p text:style-name="P15"><text:tab/>- Rédaction des documents à rendre</text:p>
      <text:p text:style-name="P15"><text:tab/>- Gestion du groupe</text:p>
      <text:p text:style-name="P15"><text:tab/>- Programmation en générale et estétique du code</text:p>
      <text:p text:style-name="P15"><text:tab/>- Programmation du moteur graphique avec SDL</text:p>
      <text:p text:style-name="P13"/>
      <text:p text:style-name="P15"><text:tab/><text:span text:style-name="T24">Camille Feller – Programmeur :</text:span></text:p>
      <text:p text:style-name="P15"><text:tab/>- Programmation du moteur physique</text:p>
      <text:p text:style-name="P15"><text:tab/>- Programmation du moteur graphique en mode console</text:p>
      <text:p text:style-name="P15"><text:tab/>- Rédaction du cahier des charges</text:p>
      <text:p text:style-name="P13"/>
      <text:p text:style-name="P15"><text:tab/><text:span text:style-name="T24">Marius Hinge – Programmeur :</text:span></text:p>
      <text:p text:style-name="P15"><text:tab/>- Programmation du moteur physique</text:p>
      <text:p text:style-name="P15"><text:tab/>- Recherche algorithmique pour l'intelligence artificielle</text:p>
      <text:p text:style-name="P15"><text:tab/>- Graphisme (sprites)</text:p>
      <text:p text:style-name="P15"/>
      <text:p text:style-name="P15"><text:tab/><text:span text:style-name="T24">Aurélien Bourgeois – Programmeur :</text:span></text:p>
      <text:p text:style-name="P15"><text:tab/>- Programmation du moteur physique</text:p>
      <text:p text:style-name="P15"><text:tab/>- Spécialiste des fonctions sleep et usleep</text:p>
      <text:p text:style-name="P15"><text:tab/>- <text:span text:style-name="T25">Optimisation</text:span></text:p>
      <text:p text:style-name="P15"/>
      <text:h text:style-name="P29" text:outline-level="1"><text:span text:style-name="T27"/></text:h>
      <text:h text:style-name="P30" text:outline-level="1"><text:span text:style-name="T27">VIII. Planning</text:span></text:h>
      <text:p text:style-name="P18"><text:span text:style-name="T28"><text:tab/></text:span><text:span text:style-name="T31">Pour le 01/03/2016 :</text:span><text:span text:style-name="T29"> </text:span></text:p>
      <text:p text:style-name="P18"><text:span text:style-name="T29"><text:tab/>- Rédaction du cahier des charges, répartition des tâches et planning</text:span></text:p>
      <text:p text:style-name="P19"><text:span text:style-name="T29"><text:tab/>- Structures de données du plateau et des serpents, fonctions d'affichage et de déplacement</text:span></text:p>
      <text:p text:style-name="P19"><text:span text:style-name="T29"><text:tab/>- Programme fonctionnel qui permet au snake de se déplacer</text:span></text:p>
      <text:p text:style-name="P19"><text:span text:style-name="T29"/></text:p>
      <text:p text:style-name="P16"><text:span text:style-name="T26"><text:tab/></text:span><text:span text:style-name="T30">Pour le 22/03/2016 :</text:span><text:span text:style-name="T26"> </text:span></text:p>
      <text:p text:style-name="P16"><text:span text:style-name="T26"><text:tab/>- Version provisoire du programme (affichage console)</text:span></text:p>
      <text:p text:style-name="P16"><text:span text:style-name="T26"><text:tab/>- Planning mis à jour</text:span></text:p>
      <text:p text:style-name="P17"><text:span text:style-name="T26"/></text:p>
      <text:p text:style-name="P17"><text:span text:style-name="T26"><text:tab/></text:span><text:span text:style-name="T30">Pour le 19/04/2016 :</text:span></text:p>
      <text:p text:style-name="P17"><text:span text:style-name="T26"><text:tab/>- Version jouable du programme (affichage avec SDL)</text:span></text:p>
      <text:p text:style-name="P17"><text:span text:style-name="T26"><text:tab/>- Tests du jeu avec Valgrind</text:span></text:p>
      <text:p text:style-name="P17"><text:span text:style-name="T26"><text:tab/>- Documentation Doxygen</text:span></text:p>
      <text:p text:style-name="P17"><text:span text:style-name="T26"><text:tab/>- Liste des tâches faites et à terminer</text:span></text:p>
      <text:p text:style-name="P24"><text:span text:style-name="T26"><text:tab/></text:span></text:p>
      <text:p text:style-name="P24"><text:span text:style-name="T30"><text:tab/>Pour le 17/05/2016 :</text:span></text:p>
      <text:p text:style-name="P17"><text:span text:style-name="T26"><text:tab/>- Version 2 jouable du programme</text:span></text:p>
      <text:p text:style-name="P17"><text:span text:style-name="T26"><text:tab/>- Documents précédents mis à jour</text:span></text:p>
      <text:p text:style-name="P20"><text:span text:style-name="T26"><text:tab/></text:span></text:p>
      <text:p text:style-name="P20"><text:span text:style-name="T26"><text:tab/>Pour le 20/05/2016 :</text:span></text:p>
      <text:p text:style-name="P17"><text:span text:style-name="T26"><text:tab/>- Démonstration du logiciel</text:span></text:p>
      <text:p text:style-name="P17"><text:span text:style-name="T26"/></text:p>
      <text:p text:style-name="P25"><text:span text:style-name="T26"/></text:p>
      <text:p text:style-name="P26"><text:span text:style-name="T26">IX. Outils utilisés</text:span></text:p>
      <text:p text:style-name="P17"><text:span text:style-name="T26"><text:tab/>Le suivi du projet est effectué avec Git.</text:span></text:p>
      <text:p text:style-name="P17"><text:span text:style-name="T26"><text:tab/>Le langage de programmation utilisé est C.</text:span></text:p>
      <text:p text:style-name="P17"><text:span text:style-name="T26"><text:tab/>La bibliothèque graphique est SDL 2.0.</text:span></text:p>
      <text:p text:style-name="P17"><text:span text:style-name="T26"/></text:p>
      <text:p text:style-name="P25"><text:span text:style-name="T26"/></text:p>
      <text:p text:style-name="P26"><text:span text:style-name="T26">X. Structures de base</text:span></text:p>
      <text:p text:style-name="P23"><text:span text:style-name="T26"><text:tab/></text:span><text:span text:style-name="T30">Structure de coordonnées :</text:span></text:p>
      <text:p text:style-name="P22"><text:span text:style-name="T26"><text:tab/>typedef struct {</text:span></text:p>
      <text:p text:style-name="P22"><text:span text:style-name="T26"><text:tab/><text:tab/>int x;</text:span></text:p>
      <text:p text:style-name="P22"><text:span text:style-name="T26"><text:tab/><text:tab/>int y;</text:span></text:p>
      <text:p text:style-name="P22"><text:span text:style-name="T26"><text:tab/>} coord;</text:span></text:p>
      <text:p text:style-name="P23"><text:span text:style-name="T26"/></text:p>
      <text:p text:style-name="P21"><text:span text:style-name="T26"><text:tab/>Énumération des directions :</text:span></text:p>
      <text:p text:style-name="P23"><text:span text:style-name="T26"><text:tab/>typedef enum {UP, DOWN, LEFT, RIGHT} direction;</text:span></text:p>
      <text:p text:style-name="P23"><text:span text:style-name="T26"/></text:p>
      <text:p text:style-name="P23"><text:span text:style-name="T26"><text:tab/></text:span><text:span text:style-name="T30">Énumération du contenu des cases du terrain :</text:span></text:p>
      <text:p text:style-name="P23"><text:span text:style-name="T26"><text:tab/>Il existe trois contenus différents actuellement : une case peut être vide, contenir un mur, ou un serpent. Un contenu supplémentaire sera ajouté pour les items.</text:span></text:p>
      <text:p text:style-name="P23"><text:span text:style-name="T26"><text:tab/>typedef enum {EMPTY, SNAKE, WALL} square;</text:span></text:p>
      <text:p text:style-name="P23"><text:span text:style-name="T26"/></text:p>
      <text:p text:style-name="P23"><text:span text:style-name="T26"><text:tab/></text:span><text:span text:style-name="T30">Structure des serpents :</text:span></text:p>
      <text:p text:style-name="P22"><text:span text:style-name="T26"><text:tab/>typedef struct {</text:span></text:p>
      <text:p text:style-name="P22"><text:span text:style-name="T26"><text:tab/><text:tab/>int size; // Taille du serpent</text:span></text:p>
      <text:p text:style-name="P22"><text:span text:style-name="T26"><text:tab/><text:tab/>int head; // Pointeur sur la tête</text:span></text:p>
      <text:p text:style-name="P22"><text:span text:style-name="T26"><text:tab/><text:tab/>int tail; // Pointeur sur la queue</text:span></text:p>
      <text:p text:style-name="P22"><text:span text:style-name="T26"><text:tab/><text:tab/>coord* body; // Tableau de coordonées du corps</text:span></text:p>
      <text:p text:style-name="P22"><text:span text:style-name="T26"><text:tab/><text:tab/>direction dir; // Direction du serpent</text:span></text:p>
      <text:p text:style-name="P22"><text:span text:style-name="T26"><text:tab/>} snake;</text:span></text:p>
      <text:p text:style-name="P23"><text:span text:style-name="T26"/></text:p>
      <text:p text:style-name="P21"><text:span text:style-name="T26"><text:tab/>Structure du terrain :</text:span></text:p>
      <text:p text:style-name="P22"><text:span text:style-name="T26"><text:tab/>typedef struct {</text:span></text:p>
      <text:p text:style-name="P22"><text:span text:style-name="T26"><text:tab/><text:tab/>square** f; // Matrice de contenu (voir l'énumération ci-dessus)</text:span></text:p>
      <text:p text:style-name="P22"><text:soft-page-break/><text:span text:style-name="T26"><text:tab/><text:tab/>int width; // Nombre de colonnes</text:span></text:p>
      <text:p text:style-name="P22"><text:span text:style-name="T26"><text:tab/><text:tab/>int height; // Nombre de lignes</text:span></text:p>
      <text:p text:style-name="P22"><text:span text:style-name="T26"><text:tab/>} field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loext:contextual-spacing="false" fo:line-height="120%" fo:text-align="justify" style:justify-single-word="false" fo:text-indent="1cm" style:auto-text-indent="false" style:shadow="non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Arial" officeooo:rsid="003f0cad" officeooo:paragraph-rsid="003f0ca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SAINTIER – HINGE – BOURGEOIS – FELLER</text:p>
        <text:p text:style-name="MP1">Cahier des charges : Projet « Snake vs Schlangà »</text:p>
        <text:p text:style-name="MP1"><text:tab/><text:tab/><text:page-number text:select-page="current">12</text:page-number>/<text:page-count>1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ndarus </meta:initial-creator>
    <meta:creation-date>2016-02-29T15:56:41.663900652</meta:creation-date>
    <dc:date>2016-03-01T12:30:32.421067783</dc:date>
    <meta:editing-duration>PT1H26M20S</meta:editing-duration>
    <meta:editing-cycles>26</meta:editing-cycles>
    <meta:generator>LibreOffice/4.4.6.3$Linux_x86 LibreOffice_project/40m0$Build-3</meta:generator>
    <meta:document-statistic meta:table-count="0" meta:image-count="0" meta:object-count="0" meta:page-count="12" meta:paragraph-count="104" meta:word-count="1120" meta:character-count="6685" meta:non-whitespace-character-count="5582"/>
  </office:meta>
</office:document-meta>
</file>